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4358" officeooo:paragraph-rsid="001b4358"/>
    </style:style>
    <style:style style:name="P2" style:family="paragraph" style:parent-style-name="Standard">
      <style:text-properties officeooo:rsid="001c27b2" officeooo:paragraph-rsid="001c27b2"/>
    </style:style>
    <style:style style:name="P3" style:family="paragraph" style:parent-style-name="Standard">
      <style:text-properties officeooo:paragraph-rsid="001c27b2"/>
    </style:style>
    <style:style style:name="P4" style:family="paragraph" style:parent-style-name="Standard">
      <style:text-properties officeooo:rsid="001e1a22" officeooo:paragraph-rsid="001e1a22"/>
    </style:style>
    <style:style style:name="P5" style:family="paragraph" style:parent-style-name="Standard">
      <style:text-properties officeooo:rsid="001ec8a5" officeooo:paragraph-rsid="001ec8a5"/>
    </style:style>
    <style:style style:name="P6" style:family="paragraph" style:parent-style-name="Standard">
      <style:text-properties fo:font-size="12.75pt" officeooo:rsid="001ec8a5" officeooo:paragraph-rsid="001ec8a5" loext:padding="0cm" loext:border="none"/>
    </style:style>
    <style:style style:name="P7" style:family="paragraph" style:parent-style-name="Standard">
      <style:text-properties fo:font-size="12.75pt" officeooo:rsid="0022b90f" officeooo:paragraph-rsid="0022b90f" loext:padding="0cm" loext:border="none"/>
    </style:style>
    <style:style style:name="P8" style:family="paragraph" style:parent-style-name="Standard">
      <style:text-properties officeooo:paragraph-rsid="001ec8a5"/>
    </style:style>
    <style:style style:name="P9" style:family="paragraph" style:parent-style-name="Standard">
      <style:text-properties officeooo:rsid="0026e923" officeooo:paragraph-rsid="0026e923"/>
    </style:style>
    <style:style style:name="P10" style:family="paragraph" style:parent-style-name="Standard">
      <style:text-properties officeooo:rsid="00288e4b" officeooo:paragraph-rsid="00288e4b"/>
    </style:style>
    <style:style style:name="P11" style:family="paragraph" style:parent-style-name="Standard">
      <style:text-properties officeooo:rsid="002a1bb7" officeooo:paragraph-rsid="002a1bb7"/>
    </style:style>
    <style:style style:name="P12" style:family="paragraph" style:parent-style-name="Standard">
      <style:text-properties officeooo:rsid="002ca0de" officeooo:paragraph-rsid="002ca0de"/>
    </style:style>
    <style:style style:name="P13" style:family="paragraph" style:parent-style-name="Standard">
      <style:text-properties officeooo:paragraph-rsid="002e9b32"/>
    </style:style>
    <style:style style:name="T1" style:family="text">
      <style:text-properties officeooo:rsid="001b4ae2"/>
    </style:style>
    <style:style style:name="T2" style:family="text">
      <style:text-properties officeooo:rsid="001f85d8"/>
    </style:style>
    <style:style style:name="T3" style:family="text">
      <style:text-properties officeooo:rsid="001ec8a5"/>
    </style:style>
    <style:style style:name="T4" style:family="text">
      <style:text-properties officeooo:rsid="002e9b3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www.geeksforgeeks.org/convert-text-speech-python/" text:style-name="Internet_20_link" text:visited-style-name="Visited_20_Internet_20_Link"/></text:p>
      <text:p text:style-name="P2">Text to speech</text:p>
      <text:p text:style-name="P3"/>
      <text:p text:style-name="Standard"><text:a xlink:type="simple" xlink:href="https://www.geeksforgeeks.org/convert-text-speech-python/" text:style-name="Internet_20_link" text:visited-style-name="Visited_20_Internet_20_Link">https://www.geeksforgeeks.org/convert-text-speech-python/</text:a></text:p>
      <text:p text:style-name="Standard"/>
      <text:p text:style-name="Standard"><text:a xlink:type="simple" xlink:href="http://apexlogic.net/code-bank/c-2/espeak-basic-usage-example/" text:style-name="Internet_20_link" text:visited-style-name="Visited_20_Internet_20_Link">http://apexlogic.net/code-bank/c-2/espeak-basic-usage-example/</text:a></text:p>
      <text:p text:style-name="Standard"/>
      <text:p text:style-name="P1">communication bitween GSM and GPS in sim 808 with Aurdino<text:span text:style-name="T1">S</text:span></text:p>
      <text:p text:style-name="Standard"/>
      <text:p text:style-name="Standard"><text:a xlink:type="simple" xlink:href="https://alselectro.wordpress.com/2018/05/04/sim808-gps-gsm-module-sending-gps-location-sms/" text:style-name="Internet_20_link" text:visited-style-name="Visited_20_Internet_20_Link">https://alselectro.wordpress.com/2018/05/04/sim808-gps-gsm-module-sending-gps-location-sms/</text:a></text:p>
      <text:p text:style-name="Standard"/>
      <text:p text:style-name="Standard"><text:a xlink:type="simple" xlink:href="https://alselectro.wordpress.com/2018/05/04/sim808-gps-gsm-module-sending-gps-location-sms/" text:style-name="Internet_20_link" text:visited-style-name="Visited_20_Internet_20_Link">https://alselectro.wordpress.com/2018/05/04/sim808-gps-gsm-module-sending-gps-location-sms/</text:a></text:p>
      <text:p text:style-name="Standard"/>
      <text:p text:style-name="Standard"/>
      <text:p text:style-name="P2">google maps</text:p>
      <text:p text:style-name="P2"/>
      <text:p text:style-name="P2"><text:a xlink:type="simple" xlink:href="https://stackoverflow.com/questions/28827329/integrate-turn-by-turn-voice-navigation-in-android-application" text:style-name="Internet_20_link" text:visited-style-name="Visited_20_Internet_20_Link">https://stackoverflow.com/questions/28827329/integrate-turn-by-turn-voice-navigation-in-android-application</text:a></text:p>
      <text:p text:style-name="P2"/>
      <text:p text:style-name="P4">Speech to text</text:p>
      <text:p text:style-name="P2"><text:a xlink:type="simple" xlink:href="https://stackoverflow.com/questions/16296447/c-api-for-text-to-speech-and-voice-to-text" text:style-name="Internet_20_link" text:visited-style-name="Visited_20_Internet_20_Link">https://stackoverflow.com/questions/16296447/c-api-for-text-to-speech-and-voice-to-text</text:a></text:p>
      <text:p text:style-name="P2"/>
      <text:p text:style-name="P5">Bluetooth <text:span text:style-name="T2">commands</text:span></text:p>
      <text:p text:style-name="P5"><text:a xlink:type="simple" xlink:href="https://avilpage.com/2017/10/bluetooth-communication-between-ubuntu-android.html" text:style-name="Internet_20_link" text:visited-style-name="Visited_20_Internet_20_Link">https://avilpage.com/2017/10/bluetooth-communication-between-ubuntu-android.html</text:a></text:p>
      <text:p text:style-name="P6"><text:a xlink:type="simple" xlink:href="http://www.linux-magazine.com/Issues/2017/197/Command-Line-bluetoothctl" text:style-name="Internet_20_link" text:visited-style-name="Visited_20_Internet_20_Link">http://www.linux-magazine.com/Issues/2017/197/Command-Line-bluetoothctl</text:a></text:p>
      <text:p text:style-name="P7"/>
      <text:p text:style-name="P7">to trx data from raspberry pi to android phone</text:p>
      <text:p text:style-name="P8"><text:a xlink:type="simple" xlink:href="https://raspberrypi.stackexchange.com/questions/35021/programmatically-transfer-the-file-data-from-raspberry-pi-to-android-phone" text:style-name="Internet_20_link" text:visited-style-name="Visited_20_Internet_20_Link"><text:span text:style-name="T3">https://raspberrypi.stackexchange.com/questions/35021/programmatically-transfer-the-file-data-from-raspberry-pi-to-android-phone</text:span></text:a></text:p>
      <text:p text:style-name="P8"/>
      <text:p text:style-name="P8"><text:a xlink:type="simple" xlink:href="https://stackoverflow.com/questions/39839568/data-transfer-via-bluetooth-between-paired-android-and-raspberry-pi" text:style-name="Internet_20_link" text:visited-style-name="Visited_20_Internet_20_Link">https://stackoverflow.com/questions/39839568/data-transfer-via-bluetooth-between-paired-android-and-raspberry-pi</text:a></text:p>
      <text:p text:style-name="P8"/>
      <text:p text:style-name="P13"><text:span text:style-name="T4">Obex server</text:span></text:p>
      <text:p text:style-name="P8"><text:a xlink:type="simple" xlink:href="https://www.raspberrypi.org/forums/viewtopic.php?t=146328" text:style-name="Internet_20_link" text:visited-style-name="Visited_20_Internet_20_Link">https://www.raspberrypi.org/forums/viewtopic.php?t=146328</text:a></text:p>
      <text:p text:style-name="P8"/>
      <text:p text:style-name="P8"><text:a xlink:type="simple" xlink:href="https://wiki.gentoo.org/wiki/Bluetooth" text:style-name="Internet_20_link" text:visited-style-name="Visited_20_Internet_20_Link">https://wiki.gentoo.org/wiki/Bluetooth</text:a></text:p>
      <text:p text:style-name="P8"/>
      <text:p text:style-name="P8"><text:a xlink:type="simple" xlink:href="https://stackoverflow.com/questions/12047276/bluez-c-rfcomm-bluetooth-server-getting-no-route-to-host?lq=1" text:style-name="Internet_20_link" text:visited-style-name="Visited_20_Internet_20_Link">https://stackoverflow.com/questions/12047276/bluez-c-rfcomm-bluetooth-server-getting-no-route-to-host?lq=1</text:a></text:p>
      <text:p text:style-name="P9"/>
      <text:p text:style-name="P9">Bluetooth sending and receiving data using Blue term app.</text:p>
      <text:p text:style-name="P8"><text:a xlink:type="simple" xlink:href="https://www.raspberrypi.org/forums/viewtopic.php?t=135582" text:style-name="Internet_20_link" text:visited-style-name="Visited_20_Internet_20_Link">https://www.raspberrypi.org/forums/viewtopic.php?t=135582</text:a></text:p>
      <text:p text:style-name="P8"/>
      <text:p text:style-name="P10">connection Refused issue</text:p>
      <text:p text:style-name="P8"><text:a xlink:type="simple" xlink:href="https://serverfault.com/questions/725262/what-causes-the-connection-refused-message" text:style-name="Internet_20_link" text:visited-style-name="Visited_20_Internet_20_Link">https://serverfault.com/questions/725262/what-causes-the-connection-refused-message</text:a></text:p>
      <text:p text:style-name="P8"/>
      <text:p text:style-name="P11">obex server</text:p>
      <text:p text:style-name="P11"><text:a xlink:type="simple" xlink:href="https://www.systutorials.com/docs/linux/man/1-bt-obex/" text:style-name="Internet_20_link" text:visited-style-name="Visited_20_Internet_20_Link">https://www.systutorials.com/docs/linux/man/1-bt-obex/</text:a></text:p>
      <text:p text:style-name="P12">file tranfer using socket programming</text:p>
      <text:p text:style-name="P11"><text:a xlink:type="simple" xlink:href="https://www.geeksforgeeks.org/c-program-for-file-transfer-using-udp/" text:style-name="Internet_20_link" text:visited-style-name="Visited_20_Internet_20_Link">https://www.geeksforgeeks.org/c-program-for-file-transfer-using-udp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0:09:41.811710567</meta:creation-date>
    <meta:editing-duration>P1DT13H15M12S</meta:editing-duration>
    <meta:editing-cycles>15</meta:editing-cycles>
    <meta:generator>LibreOffice/5.1.6.2$Linux_X86_64 LibreOffice_project/10m0$Build-2</meta:generator>
    <dc:date>2019-08-29T12:46:04.367120231</dc:date>
    <meta:document-statistic meta:table-count="0" meta:image-count="0" meta:object-count="0" meta:page-count="1" meta:paragraph-count="28" meta:word-count="67" meta:character-count="1650" meta:non-whitespace-character-count="1611"/>
  </office:meta>
</office:document-meta>
</file>